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A000001826CCB75D4.png" manifest:media-type="image/png"/>
  <manifest:file-entry manifest:full-path="Pictures/100002010000011000000183054EBBF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7.196cm" svg:height="10.238cm" svg:x="0.7cm" svg:y="0.3cm">
          <draw:image xlink:href="Pictures/100002010000011000000183054EBBF5.png" xlink:type="simple" xlink:show="embed" xlink:actuate="onLoad">
            <text:p/>
          </draw:image>
        </draw:frame>
        <draw:frame draw:style-name="gr1" draw:text-style-name="P1" draw:layer="layout" svg:width="7.037cm" svg:height="10.212cm" svg:x="9.4cm" svg:y="0.3cm">
          <draw:image xlink:href="Pictures/100002010000010A000001826CCB75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4-04T23:49:20.808336242</meta:creation-date>
    <dc:date>2015-04-05T01:08:54.408208777</dc:date>
    <dc:creator>Mitsuaki Kawamura</dc:creator>
    <meta:editing-duration>P0D</meta:editing-duration>
    <meta:editing-cycles>1</meta:editing-cycles>
    <meta:document-statistic meta:object-count="2"/>
    <meta:generator>LibreOffice/4.2.7.2$Linux_x86 LibreOffice_project/420m0$Build-2</meta:generator>
  </office:meta>
</office:document-meta>
</file>